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c01238" draw:marker-start-width="0.35cm" draw:marker-end-width="0.35cm" draw:fill="none" draw:fill-color="#e6e6e6" draw:textarea-horizontal-align="justify" draw:textarea-vertical-align="middle" draw:auto-grow-height="false" fo:padding-top="0.14cm" fo:padding-bottom="0.14cm" fo:padding-left="0.115cm" fo:padding-right="0.115cm"/>
    </style:style>
    <style:style style:name="gr2" style:family="graphic" style:parent-style-name="standard">
      <style:graphic-properties svg:stroke-width="0.03cm" draw:marker-start-width="0.35cm" draw:marker-end-width="0.35cm" draw:fill="solid" draw:fill-color="#ccccff" draw:textarea-horizontal-align="justify" draw:textarea-vertical-align="middle" draw:auto-grow-height="false" fo:padding-top="0.14cm" fo:padding-bottom="0.14cm" fo:padding-left="0.115cm" fo:padding-right="0.115cm"/>
    </style:style>
    <style:style style:name="gr3" style:family="graphic" style:parent-style-name="standard">
      <style:graphic-properties svg:stroke-width="0.03cm" svg:stroke-color="#808080" draw:marker-start-width="0.35cm" draw:marker-end-width="0.35cm" draw:fill="none" draw:textarea-horizontal-align="justify" draw:textarea-vertical-align="middle" draw:auto-grow-height="false" fo:padding-top="0.14cm" fo:padding-bottom="0.14cm" fo:padding-left="0.115cm" fo:padding-right="0.115cm"/>
    </style:style>
    <style:style style:name="gr4" style:family="graphic" style:parent-style-name="standard">
      <style:graphic-properties draw:stroke="none" draw:fill="none" fo:min-height="0.422cm"/>
    </style:style>
    <style:style style:name="gr5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115cm" fo:padding-right="0.115cm"/>
    </style:style>
    <style:style style:name="gr6" style:family="graphic" style:parent-style-name="standard">
      <style:graphic-properties draw:stroke="none" draw:fill="none" fo:min-height="0.3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margin-left="0cm" fo:margin-right="0cm" fo:text-align="start" fo:text-indent="0cm"/>
      <style:text-properties fo:color="#333366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margin-left="0cm" fo:margin-right="0cm" fo:text-align="start" fo:text-indent="0cm"/>
      <style:text-properties fo:color="#c01238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start" fo:text-indent="0cm"/>
      <style:text-properties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4c4c4c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000000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333366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c01238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4c4c4c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0.25cm" svg:height="1.625cm" svg:x="5.125cm" svg:y="1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1.625cm" svg:x="1.62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75cm" svg:height="0.625cm" svg:x="1.75cm" svg:y="2.6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2.5cm" svg:y="2.625cm">
          <draw:text-box>
            <text:p text:style-name="P2"><text:span text:style-name="T1">octet 1</text:span></text:p>
          </draw:text-box>
        </draw:frame>
        <draw:custom-shape draw:style-name="gr5" draw:text-style-name="P1" draw:layer="layout" svg:width="3.375cm" svg:height="0.625cm" svg:x="1.751cm" svg:y="1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cm" svg:height="0.683cm" svg:x="2.325cm" svg:y="1.926cm">
          <draw:text-box>
            <text:p text:style-name="P2"><text:span text:style-name="T2">0</text:span><text:span text:style-name="T1">XXX XXXX</text:span></text:p>
          </draw:text-box>
        </draw:frame>
        <draw:custom-shape draw:style-name="gr5" draw:text-style-name="P1" draw:layer="layout" svg:width="3.375cm" svg:height="0.625cm" svg:x="5.152cm" svg:y="1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5.726cm" svg:y="1.927cm">
          <draw:text-box>
            <text:p text:style-name="P2"><text:span text:style-name="T1">XXXX XXXX</text:span></text:p>
          </draw:text-box>
        </draw:frame>
        <draw:custom-shape draw:style-name="gr5" draw:text-style-name="P1" draw:layer="layout" svg:width="3.375cm" svg:height="0.625cm" svg:x="8.553cm" svg:y="1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9.127cm" svg:y="1.928cm">
          <draw:text-box>
            <text:p text:style-name="P2"><text:span text:style-name="T1">XXXX XXXX</text:span></text:p>
          </draw:text-box>
        </draw:frame>
        <draw:custom-shape draw:style-name="gr5" draw:text-style-name="P1" draw:layer="layout" svg:width="3.375cm" svg:height="0.625cm" svg:x="11.954cm" svg:y="1.9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125cm" svg:height="0.683cm" svg:x="1.875cm" svg:y="3.25cm">
          <draw:text-box>
            <text:p text:style-name="P2"><text:span text:style-name="T3">partie réseau</text:span></text:p>
          </draw:text-box>
        </draw:frame>
        <draw:frame draw:style-name="gr6" draw:text-style-name="P5" draw:layer="layout" svg:width="3cm" svg:height="0.683cm" svg:x="8.8cm" svg:y="3.25cm">
          <draw:text-box>
            <text:p text:style-name="P2"><text:span text:style-name="T4">partie hôte</text:span></text:p>
          </draw:text-box>
        </draw:frame>
        <draw:frame draw:style-name="gr4" draw:text-style-name="P3" draw:layer="layout" svg:width="2.299cm" svg:height="0.683cm" svg:x="12.528cm" svg:y="1.929cm">
          <draw:text-box>
            <text:p text:style-name="P2"><text:span text:style-name="T1">XXXX XXXX</text:span></text:p>
          </draw:text-box>
        </draw:frame>
        <draw:custom-shape draw:style-name="gr3" draw:text-style-name="P1" draw:layer="layout" svg:width="3.375cm" svg:height="0.625cm" svg:x="5.151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5.901cm" svg:y="2.626cm">
          <draw:text-box>
            <text:p text:style-name="P2"><text:span text:style-name="T1">octet 2</text:span></text:p>
          </draw:text-box>
        </draw:frame>
        <draw:custom-shape draw:style-name="gr3" draw:text-style-name="P1" draw:layer="layout" svg:width="3.375cm" svg:height="0.625cm" svg:x="8.551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9.301cm" svg:y="2.626cm">
          <draw:text-box>
            <text:p text:style-name="P2"><text:span text:style-name="T1">octet 3</text:span></text:p>
          </draw:text-box>
        </draw:frame>
        <draw:custom-shape draw:style-name="gr3" draw:text-style-name="P1" draw:layer="layout" svg:width="3.375cm" svg:height="0.625cm" svg:x="11.951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12.701cm" svg:y="2.626cm">
          <draw:text-box>
            <text:p text:style-name="P2"><text:span text:style-name="T1">octet 4</text:span></text:p>
          </draw:text-box>
        </draw:frame>
        <draw:frame draw:style-name="gr4" draw:text-style-name="P7" draw:layer="layout" svg:width="2.773cm" svg:height="0.831cm" svg:x="1.727cm" svg:y="0.928cm">
          <draw:text-box>
            <text:p text:style-name="P6"><text:span text:style-name="T5">Classe A</text:span></text:p>
          </draw:text-box>
        </draw:frame>
        <draw:custom-shape draw:style-name="gr1" draw:text-style-name="P1" draw:layer="layout" svg:width="6.875cm" svg:height="1.625cm" svg:x="8.5cm" svg:y="4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875cm" svg:height="1.625cm" svg:x="1.625cm" svg:y="4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75cm" svg:height="0.625cm" svg:x="1.75cm" svg:y="5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2.5cm" svg:y="5.526cm">
          <draw:text-box>
            <text:p text:style-name="P2"><text:span text:style-name="T1">octet 1</text:span></text:p>
          </draw:text-box>
        </draw:frame>
        <draw:custom-shape draw:style-name="gr5" draw:text-style-name="P1" draw:layer="layout" svg:width="3.375cm" svg:height="0.625cm" svg:x="1.751cm" svg:y="4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cm" svg:height="0.683cm" svg:x="2.325cm" svg:y="4.827cm">
          <draw:text-box>
            <text:p text:style-name="P2"><text:span text:style-name="T2">10</text:span><text:span text:style-name="T1">XX XXXX</text:span></text:p>
          </draw:text-box>
        </draw:frame>
        <draw:custom-shape draw:style-name="gr5" draw:text-style-name="P1" draw:layer="layout" svg:width="3.375cm" svg:height="0.625cm" svg:x="5.152cm" svg:y="4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5.726cm" svg:y="4.828cm">
          <draw:text-box>
            <text:p text:style-name="P2"><text:span text:style-name="T1">XXXX XXXX</text:span></text:p>
          </draw:text-box>
        </draw:frame>
        <draw:custom-shape draw:style-name="gr5" draw:text-style-name="P1" draw:layer="layout" svg:width="3.375cm" svg:height="0.625cm" svg:x="8.553cm" svg:y="4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9.127cm" svg:y="4.829cm">
          <draw:text-box>
            <text:p text:style-name="P2"><text:span text:style-name="T1">XXXX XXXX</text:span></text:p>
          </draw:text-box>
        </draw:frame>
        <draw:custom-shape draw:style-name="gr5" draw:text-style-name="P1" draw:layer="layout" svg:width="3.375cm" svg:height="0.625cm" svg:x="11.954cm" svg:y="4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125cm" svg:height="0.683cm" svg:x="1.875cm" svg:y="6.151cm">
          <draw:text-box>
            <text:p text:style-name="P2"><text:span text:style-name="T3">partie réseau</text:span></text:p>
          </draw:text-box>
        </draw:frame>
        <draw:frame draw:style-name="gr6" draw:text-style-name="P5" draw:layer="layout" svg:width="3cm" svg:height="0.683cm" svg:x="8.8cm" svg:y="6.151cm">
          <draw:text-box>
            <text:p text:style-name="P2"><text:span text:style-name="T4">partie hôte</text:span></text:p>
          </draw:text-box>
        </draw:frame>
        <draw:frame draw:style-name="gr4" draw:text-style-name="P3" draw:layer="layout" svg:width="2.299cm" svg:height="0.683cm" svg:x="12.528cm" svg:y="4.83cm">
          <draw:text-box>
            <text:p text:style-name="P2"><text:span text:style-name="T1">XXXX XXXX</text:span></text:p>
          </draw:text-box>
        </draw:frame>
        <draw:custom-shape draw:style-name="gr3" draw:text-style-name="P1" draw:layer="layout" svg:width="3.375cm" svg:height="0.625cm" svg:x="5.151cm" svg:y="5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5.901cm" svg:y="5.527cm">
          <draw:text-box>
            <text:p text:style-name="P2"><text:span text:style-name="T1">octet 2</text:span></text:p>
          </draw:text-box>
        </draw:frame>
        <draw:custom-shape draw:style-name="gr3" draw:text-style-name="P1" draw:layer="layout" svg:width="3.375cm" svg:height="0.625cm" svg:x="8.551cm" svg:y="5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9.301cm" svg:y="5.527cm">
          <draw:text-box>
            <text:p text:style-name="P2"><text:span text:style-name="T1">octet 3</text:span></text:p>
          </draw:text-box>
        </draw:frame>
        <draw:custom-shape draw:style-name="gr3" draw:text-style-name="P1" draw:layer="layout" svg:width="3.375cm" svg:height="0.625cm" svg:x="11.951cm" svg:y="5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12.701cm" svg:y="5.527cm">
          <draw:text-box>
            <text:p text:style-name="P2"><text:span text:style-name="T1">octet 4</text:span></text:p>
          </draw:text-box>
        </draw:frame>
        <draw:frame draw:style-name="gr4" draw:text-style-name="P7" draw:layer="layout" svg:width="2.773cm" svg:height="0.831cm" svg:x="1.727cm" svg:y="3.829cm">
          <draw:text-box>
            <text:p text:style-name="P6"><text:span text:style-name="T5">Classe B</text:span></text:p>
          </draw:text-box>
        </draw:frame>
        <draw:custom-shape draw:style-name="gr1" draw:text-style-name="P1" draw:layer="layout" svg:width="3.5cm" svg:height="1.625cm" svg:x="11.875cm" svg:y="7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25cm" svg:height="1.625cm" svg:x="1.625cm" svg:y="7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75cm" svg:height="0.625cm" svg:x="1.75cm" svg:y="8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2.5cm" svg:y="8.426cm">
          <draw:text-box>
            <text:p text:style-name="P2"><text:span text:style-name="T1">octet 1</text:span></text:p>
          </draw:text-box>
        </draw:frame>
        <draw:custom-shape draw:style-name="gr5" draw:text-style-name="P1" draw:layer="layout" svg:width="3.375cm" svg:height="0.625cm" svg:x="1.751cm" svg:y="7.7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cm" svg:height="0.683cm" svg:x="2.325cm" svg:y="7.727cm">
          <draw:text-box>
            <text:p text:style-name="P2"><text:span text:style-name="T2">110</text:span><text:span text:style-name="T1">X XXXX</text:span></text:p>
          </draw:text-box>
        </draw:frame>
        <draw:custom-shape draw:style-name="gr5" draw:text-style-name="P1" draw:layer="layout" svg:width="3.375cm" svg:height="0.625cm" svg:x="5.152cm" svg:y="7.7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5.726cm" svg:y="7.728cm">
          <draw:text-box>
            <text:p text:style-name="P2"><text:span text:style-name="T1">XXXX XXXX</text:span></text:p>
          </draw:text-box>
        </draw:frame>
        <draw:custom-shape draw:style-name="gr5" draw:text-style-name="P1" draw:layer="layout" svg:width="3.375cm" svg:height="0.625cm" svg:x="8.553cm" svg:y="7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9.127cm" svg:y="7.729cm">
          <draw:text-box>
            <text:p text:style-name="P2"><text:span text:style-name="T1">XXXX XXXX</text:span></text:p>
          </draw:text-box>
        </draw:frame>
        <draw:custom-shape draw:style-name="gr5" draw:text-style-name="P1" draw:layer="layout" svg:width="3.375cm" svg:height="0.625cm" svg:x="11.954cm" svg:y="7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125cm" svg:height="0.683cm" svg:x="1.875cm" svg:y="9.051cm">
          <draw:text-box>
            <text:p text:style-name="P2"><text:span text:style-name="T3">partie réseau</text:span></text:p>
          </draw:text-box>
        </draw:frame>
        <draw:frame draw:style-name="gr6" draw:text-style-name="P5" draw:layer="layout" svg:width="3cm" svg:height="0.683cm" svg:x="11.9cm" svg:y="9.051cm">
          <draw:text-box>
            <text:p text:style-name="P2"><text:span text:style-name="T4">partie hôte</text:span></text:p>
          </draw:text-box>
        </draw:frame>
        <draw:frame draw:style-name="gr4" draw:text-style-name="P3" draw:layer="layout" svg:width="2.299cm" svg:height="0.683cm" svg:x="12.528cm" svg:y="7.73cm">
          <draw:text-box>
            <text:p text:style-name="P2"><text:span text:style-name="T1">XXXX XXXX</text:span></text:p>
          </draw:text-box>
        </draw:frame>
        <draw:custom-shape draw:style-name="gr3" draw:text-style-name="P1" draw:layer="layout" svg:width="3.375cm" svg:height="0.625cm" svg:x="5.151cm" svg:y="8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5.901cm" svg:y="8.427cm">
          <draw:text-box>
            <text:p text:style-name="P2"><text:span text:style-name="T1">octet 2</text:span></text:p>
          </draw:text-box>
        </draw:frame>
        <draw:custom-shape draw:style-name="gr3" draw:text-style-name="P1" draw:layer="layout" svg:width="3.375cm" svg:height="0.625cm" svg:x="8.551cm" svg:y="8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9.301cm" svg:y="8.427cm">
          <draw:text-box>
            <text:p text:style-name="P2"><text:span text:style-name="T1">octet 3</text:span></text:p>
          </draw:text-box>
        </draw:frame>
        <draw:custom-shape draw:style-name="gr3" draw:text-style-name="P1" draw:layer="layout" svg:width="3.375cm" svg:height="0.625cm" svg:x="11.951cm" svg:y="8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12.701cm" svg:y="8.427cm">
          <draw:text-box>
            <text:p text:style-name="P2"><text:span text:style-name="T1">octet 4</text:span></text:p>
          </draw:text-box>
        </draw:frame>
        <draw:frame draw:style-name="gr4" draw:text-style-name="P7" draw:layer="layout" svg:width="2.773cm" svg:height="0.831cm" svg:x="1.727cm" svg:y="6.729cm">
          <draw:text-box>
            <text:p text:style-name="P6"><text:span text:style-name="T5">Classe C</text:span></text:p>
          </draw:text-box>
        </draw:frame>
        <draw:custom-shape draw:style-name="gr1" draw:text-style-name="P1" draw:layer="layout" svg:width="13.625cm" svg:height="1.625cm" svg:x="1.75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75cm" svg:height="0.625cm" svg:x="1.75cm" svg:y="11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2.5cm" svg:y="11.326cm">
          <draw:text-box>
            <text:p text:style-name="P2"><text:span text:style-name="T1">octet 1</text:span></text:p>
          </draw:text-box>
        </draw:frame>
        <draw:custom-shape draw:style-name="gr5" draw:text-style-name="P1" draw:layer="layout" svg:width="3.375cm" svg:height="0.625cm" svg:x="1.751cm" svg:y="10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cm" svg:height="0.683cm" svg:x="2.325cm" svg:y="10.627cm">
          <draw:text-box>
            <text:p text:style-name="P2"><text:span text:style-name="T2">1110</text:span><text:span text:style-name="T1"> XXXX</text:span></text:p>
          </draw:text-box>
        </draw:frame>
        <draw:custom-shape draw:style-name="gr5" draw:text-style-name="P1" draw:layer="layout" svg:width="3.375cm" svg:height="0.625cm" svg:x="5.152cm" svg:y="10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5.726cm" svg:y="10.628cm">
          <draw:text-box>
            <text:p text:style-name="P2"><text:span text:style-name="T1">XXXX XXXX</text:span></text:p>
          </draw:text-box>
        </draw:frame>
        <draw:custom-shape draw:style-name="gr5" draw:text-style-name="P1" draw:layer="layout" svg:width="3.375cm" svg:height="0.625cm" svg:x="8.553cm" svg:y="10.6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299cm" svg:height="0.683cm" svg:x="9.127cm" svg:y="10.629cm">
          <draw:text-box>
            <text:p text:style-name="P2"><text:span text:style-name="T1">XXXX XXXX</text:span></text:p>
          </draw:text-box>
        </draw:frame>
        <draw:custom-shape draw:style-name="gr5" draw:text-style-name="P1" draw:layer="layout" svg:width="3.375cm" svg:height="0.625cm" svg:x="11.954cm" svg:y="10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5.55cm" svg:height="0.683cm" svg:x="6.25cm" svg:y="11.951cm">
          <draw:text-box>
            <text:p text:style-name="P2"><text:span text:style-name="T4">adresse multidiffusion</text:span></text:p>
          </draw:text-box>
        </draw:frame>
        <draw:frame draw:style-name="gr4" draw:text-style-name="P3" draw:layer="layout" svg:width="2.299cm" svg:height="0.683cm" svg:x="12.528cm" svg:y="10.63cm">
          <draw:text-box>
            <text:p text:style-name="P2"><text:span text:style-name="T1">XXXX XXXX</text:span></text:p>
          </draw:text-box>
        </draw:frame>
        <draw:custom-shape draw:style-name="gr3" draw:text-style-name="P1" draw:layer="layout" svg:width="3.375cm" svg:height="0.625cm" svg:x="5.151cm" svg:y="11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5.901cm" svg:y="11.327cm">
          <draw:text-box>
            <text:p text:style-name="P2"><text:span text:style-name="T1">octet 2</text:span></text:p>
          </draw:text-box>
        </draw:frame>
        <draw:custom-shape draw:style-name="gr3" draw:text-style-name="P1" draw:layer="layout" svg:width="3.375cm" svg:height="0.625cm" svg:x="8.551cm" svg:y="11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9.301cm" svg:y="11.327cm">
          <draw:text-box>
            <text:p text:style-name="P2"><text:span text:style-name="T1">octet 3</text:span></text:p>
          </draw:text-box>
        </draw:frame>
        <draw:custom-shape draw:style-name="gr3" draw:text-style-name="P1" draw:layer="layout" svg:width="3.375cm" svg:height="0.625cm" svg:x="11.951cm" svg:y="11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875cm" svg:height="0.683cm" svg:x="12.701cm" svg:y="11.327cm">
          <draw:text-box>
            <text:p text:style-name="P2"><text:span text:style-name="T1">octet 4</text:span></text:p>
          </draw:text-box>
        </draw:frame>
        <draw:frame draw:style-name="gr4" draw:text-style-name="P7" draw:layer="layout" svg:width="2.773cm" svg:height="0.831cm" svg:x="1.727cm" svg:y="9.629cm">
          <draw:text-box>
            <text:p text:style-name="P6"><text:span text:style-name="T5">Classe 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8-01-03T16:52:06</meta:creation-date>
    <dc:date>2011-01-20T22:16:28</dc:date>
    <meta:editing-cycles>32</meta:editing-cycles>
    <meta:editing-duration>PT05H35M20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